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7.76pt" svg:y="6.63pt">
            <loext:p draw:notify-on-update-of-ranges="Sheet1.A2:Sheet1.A2 Sheet1.A3:Sheet1.A8 Sheet1.B2:Sheet1.B2 Sheet1.B3:Sheet1.B8 Sheet1.C2:Sheet1.C2 Sheet1.C3:Sheet1.C8 Sheet1.D2:Sheet1.D2 Sheet1.D3:Sheet1.D8 Sheet1.E2:Sheet1.E2 Sheet1.E3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99.34pt" svg:y="285.93pt">
            <loext:p draw:notify-on-update-of-ranges="Sheet1.A12:Sheet1.A17 Sheet1.B12:Sheet1.B17 Sheet1.C12:Sheet1.C17 Sheet1.D12:Sheet1.D17 Sheet1.E12:Sheet1.E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.83175" calcext:value-type="float">
            <text:p>85.83175</text:p>
          </table:table-cell>
          <table:table-cell office:value-type="float" office:value="8.119476" calcext:value-type="float">
            <text:p>8.119476</text:p>
          </table:table-cell>
          <table:table-cell office:value-type="float" office:value="3.2321813" calcext:value-type="float">
            <text:p>3.2321813</text:p>
          </table:table-cell>
          <table:table-cell office:value-type="float" office:value="2.8165913" calcext:value-type="float">
            <text:p>2.81659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.856125" calcext:value-type="float">
            <text:p>84.856125</text:p>
          </table:table-cell>
          <table:table-cell office:value-type="float" office:value="5.075949" calcext:value-type="float">
            <text:p>5.075949</text:p>
          </table:table-cell>
          <table:table-cell office:value-type="float" office:value="7.487362" calcext:value-type="float">
            <text:p>7.487362</text:p>
          </table:table-cell>
          <table:table-cell office:value-type="float" office:value="2.5805628" calcext:value-type="float">
            <text:p>2.580562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6.61816" calcext:value-type="float">
            <text:p>86.61816</text:p>
          </table:table-cell>
          <table:table-cell office:value-type="float" office:value="2.7461243" calcext:value-type="float">
            <text:p>2.7461243</text:p>
          </table:table-cell>
          <table:table-cell office:value-type="float" office:value="8.014222" calcext:value-type="float">
            <text:p>8.014222</text:p>
          </table:table-cell>
          <table:table-cell office:value-type="float" office:value="2.6214957" calcext:value-type="float">
            <text:p>2.621495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.624245" calcext:value-type="float">
            <text:p>87.624245</text:p>
          </table:table-cell>
          <table:table-cell office:value-type="float" office:value="2.2907934" calcext:value-type="float">
            <text:p>2.2907934</text:p>
          </table:table-cell>
          <table:table-cell office:value-type="float" office:value="6.998096" calcext:value-type="float">
            <text:p>6.998096</text:p>
          </table:table-cell>
          <table:table-cell office:value-type="float" office:value="3.086863" calcext:value-type="float">
            <text:p>3.08686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.452255" calcext:value-type="float">
            <text:p>88.452255</text:p>
          </table:table-cell>
          <table:table-cell office:value-type="float" office:value="1.765399" calcext:value-type="float">
            <text:p>1.765399</text:p>
          </table:table-cell>
          <table:table-cell office:value-type="float" office:value="6.6379843" calcext:value-type="float">
            <text:p>6.6379843</text:p>
          </table:table-cell>
          <table:table-cell office:value-type="float" office:value="3.1443594" calcext:value-type="float">
            <text:p>3.14435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.93507" calcext:value-type="float">
            <text:p>87.93507</text:p>
          </table:table-cell>
          <table:table-cell office:value-type="float" office:value="1.4163257" calcext:value-type="float">
            <text:p>1.4163257</text:p>
          </table:table-cell>
          <table:table-cell office:value-type="float" office:value="7.269494" calcext:value-type="float">
            <text:p>7.269494</text:p>
          </table:table-cell>
          <table:table-cell office:value-type="float" office:value="3.3791137" calcext:value-type="float">
            <text:p>3.379113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  <table:table-cell office:value-type="float" office:value="29130" calcext:value-type="float">
            <text:p>29130</text:p>
          </table:table-cell>
          <table:table-cell office:value-type="float" office:value="11596" calcext:value-type="float">
            <text:p>1159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2668" calcext:value-type="float">
            <text:p>352668</text:p>
          </table:table-cell>
          <table:table-cell office:value-type="float" office:value="21096" calcext:value-type="float">
            <text:p>21096</text:p>
          </table:table-cell>
          <table:table-cell office:value-type="float" office:value="31118" calcext:value-type="float">
            <text:p>31118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2951" calcext:value-type="float">
            <text:p>382951</text:p>
          </table:table-cell>
          <table:table-cell office:value-type="float" office:value="12141" calcext:value-type="float">
            <text:p>12141</text:p>
          </table:table-cell>
          <table:table-cell office:value-type="float" office:value="35432" calcext:value-type="float">
            <text:p>35432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  <table:table-cell office:value-type="float" office:value="11899" calcext:value-type="float">
            <text:p>11899</text:p>
          </table:table-cell>
          <table:table-cell office:value-type="float" office:value="36350" calcext:value-type="float">
            <text:p>36350</text:p>
          </table:table-cell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7278" calcext:value-type="float">
            <text:p>547278</text:p>
          </table:table-cell>
          <table:table-cell office:value-type="float" office:value="10923" calcext:value-type="float">
            <text:p>10923</text:p>
          </table:table-cell>
          <table:table-cell office:value-type="float" office:value="41071" calcext:value-type="float">
            <text:p>41071</text:p>
          </table:table-cell>
          <table:table-cell office:value-type="float" office:value="19455" calcext:value-type="float">
            <text:p>194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9646" calcext:value-type="float">
            <text:p>569646</text:p>
          </table:table-cell>
          <table:table-cell office:value-type="float" office:value="9175" calcext:value-type="float">
            <text:p>9175</text:p>
          </table:table-cell>
          <table:table-cell office:value-type="float" office:value="47092" calcext:value-type="float">
            <text:p>47092</text:p>
          </table:table-cell>
          <table:table-cell office:value-type="float" office:value="21890" calcext:value-type="float">
            <text:p>218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52:23.482314292</meta:creation-date>
    <dc:date>2018-01-07T23:14:39.781536227</dc:date>
    <meta:editing-duration>PT1M41S</meta:editing-duration>
    <meta:editing-cycles>1</meta:editing-cycles>
    <meta:generator>LibreOffice/5.1.4.2$Linux_X86_64 LibreOffice_project/10m0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A2:Sheet1.E8" chart:data-source-has-labels="both" svg:x="0.32cm" svg:y="0.18cm" svg:width="12.508cm" svg:height="8.64cm">
          <chartooo:coordinate-region svg:x="0.941cm" svg:y="0.379cm" svg:width="11.329cm" svg:height="7.794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line">
            <chart:data-point chart:repeated="6"/>
          </chart:series>
          <chart:series chart:style-name="ch7" chart:values-cell-range-address="Sheet1.C3:Sheet1.C8" chart:label-cell-address="Sheet1.C2:Sheet1.C2" chart:class="chart:line">
            <chart:data-point chart:repeated="6"/>
          </chart:series>
          <chart:series chart:style-name="ch8" chart:values-cell-range-address="Sheet1.D3:Sheet1.D8" chart:label-cell-address="Sheet1.D2:Sheet1.D2" chart:class="chart:line">
            <chart:data-point chart:repeated="6"/>
          </chart:series>
          <chart:series chart:style-name="ch9" chart:values-cell-range-address="Sheet1.E3:Sheet1.E8" chart:label-cell-address="Sheet1.E2:Sheet1.E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:Sheet1.B2</svg:desc>
                </draw:g>
              </table:table-cell>
              <table:table-cell office:value-type="string">
                <text:p/>
                <draw:g>
                  <svg:desc>Sheet1.C2:Sheet1.C2</svg:desc>
                </draw:g>
              </table:table-cell>
              <table:table-cell office:value-type="string">
                <text:p/>
                <draw:g>
                  <svg:desc>Sheet1.D2:Sheet1.D2</svg:desc>
                </draw:g>
              </table:table-cell>
              <table:table-cell office:value-type="string">
                <text:p/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3:Sheet1.A8</svg:desc>
                </draw:g>
              </table:table-cell>
              <table:table-cell office:value-type="float" office:value="85.83175">
                <text:p>85.83175</text:p>
                <draw:g>
                  <svg:desc>Sheet1.B3:Sheet1.B8</svg:desc>
                </draw:g>
              </table:table-cell>
              <table:table-cell office:value-type="float" office:value="8.119476">
                <text:p>8.119476</text:p>
                <draw:g>
                  <svg:desc>Sheet1.C3:Sheet1.C8</svg:desc>
                </draw:g>
              </table:table-cell>
              <table:table-cell office:value-type="float" office:value="3.2321813">
                <text:p>3.2321813</text:p>
                <draw:g>
                  <svg:desc>Sheet1.D3:Sheet1.D8</svg:desc>
                </draw:g>
              </table:table-cell>
              <table:table-cell office:value-type="float" office:value="2.8165913">
                <text:p>2.8165913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56125">
                <text:p>84.856125</text:p>
              </table:table-cell>
              <table:table-cell office:value-type="float" office:value="5.075949">
                <text:p>5.075949</text:p>
              </table:table-cell>
              <table:table-cell office:value-type="float" office:value="7.487362">
                <text:p>7.487362</text:p>
              </table:table-cell>
              <table:table-cell office:value-type="float" office:value="2.5805628">
                <text:p>2.580562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1816">
                <text:p>86.61816</text:p>
              </table:table-cell>
              <table:table-cell office:value-type="float" office:value="2.7461243">
                <text:p>2.7461243</text:p>
              </table:table-cell>
              <table:table-cell office:value-type="float" office:value="8.014222">
                <text:p>8.014222</text:p>
              </table:table-cell>
              <table:table-cell office:value-type="float" office:value="2.6214957">
                <text:p>2.621495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4245">
                <text:p>87.624245</text:p>
              </table:table-cell>
              <table:table-cell office:value-type="float" office:value="2.2907934">
                <text:p>2.2907934</text:p>
              </table:table-cell>
              <table:table-cell office:value-type="float" office:value="6.998096">
                <text:p>6.998096</text:p>
              </table:table-cell>
              <table:table-cell office:value-type="float" office:value="3.086863">
                <text:p>3.08686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2255">
                <text:p>88.452255</text:p>
              </table:table-cell>
              <table:table-cell office:value-type="float" office:value="1.765399">
                <text:p>1.765399</text:p>
              </table:table-cell>
              <table:table-cell office:value-type="float" office:value="6.6379843">
                <text:p>6.6379843</text:p>
              </table:table-cell>
              <table:table-cell office:value-type="float" office:value="3.1443594">
                <text:p>3.144359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3507">
                <text:p>87.93507</text:p>
              </table:table-cell>
              <table:table-cell office:value-type="float" office:value="1.4163257">
                <text:p>1.4163257</text:p>
              </table:table-cell>
              <table:table-cell office:value-type="float" office:value="7.269494">
                <text:p>7.269494</text:p>
              </table:table-cell>
              <table:table-cell office:value-type="float" office:value="3.3791137">
                <text:p>3.379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A12:Sheet1.E17" chart:data-source-has-labels="column" svg:x="0.291cm" svg:y="0.179cm" svg:width="12.506cm" svg:height="8.639cm">
          <chartooo:coordinate-region svg:x="1.653cm" svg:y="0.378cm" svg:width="10.773cm" svg:height="7.793cm"/>
          <chart:axis chart:dimension="x" chart:name="primary-x" chart:style-name="ch4" chartooo:axis-type="auto">
            <chartooo:date-scale/>
            <chart:categories table:cell-range-address="Sheet1.A12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17" chart:class="chart:line">
            <chart:data-point chart:repeated="6"/>
          </chart:series>
          <chart:series chart:style-name="ch7" chart:values-cell-range-address="Sheet1.C12:Sheet1.C17" chart:class="chart:line">
            <chart:data-point chart:repeated="6"/>
          </chart:series>
          <chart:series chart:style-name="ch8" chart:values-cell-range-address="Sheet1.D12:Sheet1.D17" chart:class="chart:line">
            <chart:data-point chart:repeated="6"/>
          </chart:series>
          <chart:series chart:style-name="ch9" chart:values-cell-range-address="Sheet1.E12:Sheet1.E1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12:Sheet1.A17</svg:desc>
                </draw:g>
              </table:table-cell>
              <table:table-cell office:value-type="float" office:value="307936">
                <text:p>307936</text:p>
                <draw:g>
                  <svg:desc>Sheet1.B12:Sheet1.B17</svg:desc>
                </draw:g>
              </table:table-cell>
              <table:table-cell office:value-type="float" office:value="29130">
                <text:p>29130</text:p>
                <draw:g>
                  <svg:desc>Sheet1.C12:Sheet1.C17</svg:desc>
                </draw:g>
              </table:table-cell>
              <table:table-cell office:value-type="float" office:value="11596">
                <text:p>11596</text:p>
                <draw:g>
                  <svg:desc>Sheet1.D12:Sheet1.D17</svg:desc>
                </draw:g>
              </table:table-cell>
              <table:table-cell office:value-type="float" office:value="10105">
                <text:p>10105</text:p>
                <draw:g>
                  <svg:desc>Sheet1.E12:Sheet1.E1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21096">
                <text:p>21096</text:p>
              </table:table-cell>
              <table:table-cell office:value-type="float" office:value="31118">
                <text:p>31118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12141">
                <text:p>12141</text:p>
              </table:table-cell>
              <table:table-cell office:value-type="float" office:value="35432">
                <text:p>35432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11899">
                <text:p>11899</text:p>
              </table:table-cell>
              <table:table-cell office:value-type="float" office:value="36350">
                <text:p>36350</text:p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10923">
                <text:p>10923</text:p>
              </table:table-cell>
              <table:table-cell office:value-type="float" office:value="41071">
                <text:p>41071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9175">
                <text:p>9175</text:p>
              </table:table-cell>
              <table:table-cell office:value-type="float" office:value="47092">
                <text:p>47092</text:p>
              </table:table-cell>
              <table:table-cell office:value-type="float" office:value="21890">
                <text:p>218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